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ootstrap mode</text:h>
      <text:p text:style-name="Standard">When the site first comes to operate, it will operate under bootstrap mode in which reputable members can delete question immediately without the need of being confirmed by other member. Member who have the right to create questions can also create new ta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huong Nguyen</meta:initial-creator>
    <meta:creation-date>2010-01-26T13:36:03</meta:creation-date>
    <dc:date>2010-01-26T14:32:20</dc:date>
    <dc:creator>Phuong Nguyen</dc:creator>
    <meta:editing-duration>PT00H56M17S</meta:editing-duration>
    <meta:editing-cycles>5</meta:editing-cycles>
    <meta:generator>OpenOffice.org/3.1$Unix OpenOffice.org_project/310m19$Build-9420</meta:generator>
    <meta:document-statistic meta:table-count="0" meta:image-count="0" meta:object-count="0" meta:page-count="1" meta:paragraph-count="2" meta:word-count="45" meta:character-count="272"/>
  </office:meta>
</office:document-meta>
</file>